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74">
            <text:p>T-4274</text:p>
          </table:table-cell>
          <table:table-cell office:value-type="float" office:value="63.55">
            <text:p>63.55</text:p>
          </table:table-cell>
          <table:table-cell office:value-type="float" office:value="9.0">
            <text:p>9.0</text:p>
          </table:table-cell>
          <table:table-cell office:value-type="float" office:value="9750.0">
            <text:p>9750.0</text:p>
          </table:table-cell>
          <table:table-cell office:value-type="float" office:value="120.0">
            <text:p>12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41.0">
            <text:p>41.0</text:p>
          </table:table-cell>
          <table:table-cell office:value-type="float" office:value="1.36">
            <text:p>1.36</text:p>
          </table:table-cell>
          <table:table-cell office:value-type="float" office:value="1.3627974634256959">
            <text:p>1.362797463425695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3444">
            <text:p>T-3444</text:p>
          </table:table-cell>
          <table:table-cell office:value-type="float" office:value="63.7">
            <text:p>63.7</text:p>
          </table:table-cell>
          <table:table-cell office:value-type="float" office:value="8.62">
            <text:p>8.62</text:p>
          </table:table-cell>
          <table:table-cell office:value-type="float" office:value="9670.0">
            <text:p>967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9.0">
            <text:p>39.0</text:p>
          </table:table-cell>
          <table:table-cell office:value-type="float" office:value="1.73">
            <text:p>1.73</text:p>
          </table:table-cell>
          <table:table-cell office:value-type="float" office:value="1.7270502452925558">
            <text:p>1.7270502452925558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75">
            <text:p>T-4275</text:p>
          </table:table-cell>
          <table:table-cell office:value-type="float" office:value="63.55">
            <text:p>63.55</text:p>
          </table:table-cell>
          <table:table-cell office:value-type="float" office:value="9.0">
            <text:p>9.0</text:p>
          </table:table-cell>
          <table:table-cell office:value-type="float" office:value="9720.0">
            <text:p>972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61.02">
            <text:p>61.02</text:p>
          </table:table-cell>
          <table:table-cell office:value-type="float" office:value="1.76">
            <text:p>1.76</text:p>
          </table:table-cell>
          <table:table-cell office:value-type="float" office:value="1.7608136626502089">
            <text:p>1.760813662650208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870A">
            <text:p>TUa-870A</text:p>
          </table:table-cell>
          <table:table-cell office:value-type="float" office:value="63.4081">
            <text:p>63.4081</text:p>
          </table:table-cell>
          <table:table-cell office:value-type="float" office:value="8.7">
            <text:p>8.7</text:p>
          </table:table-cell>
          <table:table-cell office:value-type="float" office:value="9200.0">
            <text:p>9200.0</text:p>
          </table:table-cell>
          <table:table-cell office:value-type="float" office:value="95.0">
            <text:p>9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7.87">
            <text:p>37.87</text:p>
          </table:table-cell>
          <table:table-cell office:value-type="float" office:value="1.34">
            <text:p>1.34</text:p>
          </table:table-cell>
          <table:table-cell office:value-type="float" office:value="1.3421392628162492">
            <text:p>1.3421392628162492</text:p>
          </table:table-cell>
          <table:table-cell office:value-type="string" office:value="SolemSolem1997,CreelEtal2022">
            <text:p>SolemSolem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869A">
            <text:p>TUa-869A</text:p>
          </table:table-cell>
          <table:table-cell office:value-type="float" office:value="63.4081">
            <text:p>63.4081</text:p>
          </table:table-cell>
          <table:table-cell office:value-type="float" office:value="8.7">
            <text:p>8.7</text:p>
          </table:table-cell>
          <table:table-cell office:value-type="float" office:value="9315.0">
            <text:p>9315.0</text:p>
          </table:table-cell>
          <table:table-cell office:value-type="float" office:value="85.0">
            <text:p>8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9.02">
            <text:p>39.02</text:p>
          </table:table-cell>
          <table:table-cell office:value-type="float" office:value="1.77">
            <text:p>1.77</text:p>
          </table:table-cell>
          <table:table-cell office:value-type="float" office:value="1.7736839611681983">
            <text:p>1.7736839611681983</text:p>
          </table:table-cell>
          <table:table-cell office:value-type="string" office:value="SolemSolem1997,CreelEtal2022">
            <text:p>SolemSolem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2843">
            <text:p>T-2843</text:p>
          </table:table-cell>
          <table:table-cell office:value-type="float" office:value="63.7">
            <text:p>63.7</text:p>
          </table:table-cell>
          <table:table-cell office:value-type="float" office:value="8.75">
            <text:p>8.75</text:p>
          </table:table-cell>
          <table:table-cell office:value-type="float" office:value="9200.0">
            <text:p>9200.0</text:p>
          </table:table-cell>
          <table:table-cell office:value-type="float" office:value="140.0">
            <text:p>14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6.99">
            <text:p>26.99</text:p>
          </table:table-cell>
          <table:table-cell office:value-type="float" office:value="1.71">
            <text:p>1.71</text:p>
          </table:table-cell>
          <table:table-cell office:value-type="float" office:value="1.708340411981839">
            <text:p>1.708340411981839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76">
            <text:p>T-4276</text:p>
          </table:table-cell>
          <table:table-cell office:value-type="float" office:value="63.57">
            <text:p>63.57</text:p>
          </table:table-cell>
          <table:table-cell office:value-type="float" office:value="8.98">
            <text:p>8.98</text:p>
          </table:table-cell>
          <table:table-cell office:value-type="float" office:value="5160.0">
            <text:p>5160.0</text:p>
          </table:table-cell>
          <table:table-cell office:value-type="float" office:value="90.0">
            <text:p>9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8.02">
            <text:p>18.02</text:p>
          </table:table-cell>
          <table:table-cell office:value-type="float" office:value="1.7">
            <text:p>1.7</text:p>
          </table:table-cell>
          <table:table-cell office:value-type="float" office:value="1.703231654974344">
            <text:p>1.703231654974344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323">
            <text:p>T-4323</text:p>
          </table:table-cell>
          <table:table-cell office:value-type="float" office:value="63.53">
            <text:p>63.53</text:p>
          </table:table-cell>
          <table:table-cell office:value-type="float" office:value="8.97">
            <text:p>8.97</text:p>
          </table:table-cell>
          <table:table-cell office:value-type="float" office:value="12600.0">
            <text:p>12600.0</text:p>
          </table:table-cell>
          <table:table-cell office:value-type="float" office:value="170.0">
            <text:p>17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6.02">
            <text:p>96.02</text:p>
          </table:table-cell>
          <table:table-cell office:value-type="float" office:value="1.85">
            <text:p>1.85</text:p>
          </table:table-cell>
          <table:table-cell office:value-type="float" office:value="1.8464105500153216">
            <text:p>1.846410550015321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3159">
            <text:p>T-3159</text:p>
          </table:table-cell>
          <table:table-cell office:value-type="float" office:value="63.77">
            <text:p>63.77</text:p>
          </table:table-cell>
          <table:table-cell office:value-type="float" office:value="8.8">
            <text:p>8.8</text:p>
          </table:table-cell>
          <table:table-cell office:value-type="float" office:value="4880.0">
            <text:p>4880.0</text:p>
          </table:table-cell>
          <table:table-cell office:value-type="float" office:value="150.0">
            <text:p>15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5">
            <text:p>14.5</text:p>
          </table:table-cell>
          <table:table-cell office:value-type="float" office:value="1.66">
            <text:p>1.66</text:p>
          </table:table-cell>
          <table:table-cell office:value-type="float" office:value="1.65740037215588">
            <text:p>1.65740037215588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978">
            <text:p>Tua-978</text:p>
          </table:table-cell>
          <table:table-cell office:value-type="float" office:value="63.4354">
            <text:p>63.4354</text:p>
          </table:table-cell>
          <table:table-cell office:value-type="float" office:value="8.44">
            <text:p>8.44</text:p>
          </table:table-cell>
          <table:table-cell office:value-type="float" office:value="10545.0">
            <text:p>10545.0</text:p>
          </table:table-cell>
          <table:table-cell office:value-type="float" office:value="75.0">
            <text:p>7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-1.0">
            <text:p>-1.0</text:p>
          </table:table-cell>
          <table:table-cell office:value-type="float" office:value="37.0">
            <text:p>37.0</text:p>
          </table:table-cell>
          <table:table-cell office:value-type="float" office:value="1.34">
            <text:p>1.34</text:p>
          </table:table-cell>
          <table:table-cell office:value-type="float" office:value="1.33744633704259">
            <text:p>1.33744633704259</text:p>
          </table:table-cell>
          <table:table-cell office:value-type="string" office:value="SolemEtal1997,CreelEtal2022">
            <text:p>SolemEtal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3149">
            <text:p>T-3149</text:p>
          </table:table-cell>
          <table:table-cell office:value-type="float" office:value="63.7">
            <text:p>63.7</text:p>
          </table:table-cell>
          <table:table-cell office:value-type="float" office:value="8.7">
            <text:p>8.7</text:p>
          </table:table-cell>
          <table:table-cell office:value-type="float" office:value="10360.0">
            <text:p>10360.0</text:p>
          </table:table-cell>
          <table:table-cell office:value-type="float" office:value="100.0">
            <text:p>10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44.5">
            <text:p>44.5</text:p>
          </table:table-cell>
          <table:table-cell office:value-type="float" office:value="1.78">
            <text:p>1.78</text:p>
          </table:table-cell>
          <table:table-cell office:value-type="float" office:value="1.7798602094407683">
            <text:p>1.7798602094407683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317">
            <text:p>T-4317</text:p>
          </table:table-cell>
          <table:table-cell office:value-type="float" office:value="63.53">
            <text:p>63.53</text:p>
          </table:table-cell>
          <table:table-cell office:value-type="float" office:value="8.97">
            <text:p>8.97</text:p>
          </table:table-cell>
          <table:table-cell office:value-type="float" office:value="12040.0">
            <text:p>12040.0</text:p>
          </table:table-cell>
          <table:table-cell office:value-type="float" office:value="280.0">
            <text:p>2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96.02">
            <text:p>96.02</text:p>
          </table:table-cell>
          <table:table-cell office:value-type="float" office:value="1.85">
            <text:p>1.85</text:p>
          </table:table-cell>
          <table:table-cell office:value-type="float" office:value="1.8464105500153216">
            <text:p>1.8464105500153216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977">
            <text:p>Tua-977</text:p>
          </table:table-cell>
          <table:table-cell office:value-type="float" office:value="63.4654">
            <text:p>63.4654</text:p>
          </table:table-cell>
          <table:table-cell office:value-type="float" office:value="8.37">
            <text:p>8.37</text:p>
          </table:table-cell>
          <table:table-cell office:value-type="float" office:value="8780.0">
            <text:p>8780.0</text:p>
          </table:table-cell>
          <table:table-cell office:value-type="float" office:value="85.0">
            <text:p>8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28.94">
            <text:p>28.94</text:p>
          </table:table-cell>
          <table:table-cell office:value-type="float" office:value="1.29">
            <text:p>1.29</text:p>
          </table:table-cell>
          <table:table-cell office:value-type="float" office:value="1.2873855989591476">
            <text:p>1.2873855989591476</text:p>
          </table:table-cell>
          <table:table-cell office:value-type="string" office:value="SolemSolem1997,CreelEtal2022">
            <text:p>SolemSolem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874A">
            <text:p>Tua-874A</text:p>
          </table:table-cell>
          <table:table-cell office:value-type="float" office:value="63.4354">
            <text:p>63.4354</text:p>
          </table:table-cell>
          <table:table-cell office:value-type="float" office:value="8.44">
            <text:p>8.44</text:p>
          </table:table-cell>
          <table:table-cell office:value-type="float" office:value="8670.0">
            <text:p>8670.0</text:p>
          </table:table-cell>
          <table:table-cell office:value-type="float" office:value="95.0">
            <text:p>9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35.91">
            <text:p>35.91</text:p>
          </table:table-cell>
          <table:table-cell office:value-type="float" office:value="1.33">
            <text:p>1.33</text:p>
          </table:table-cell>
          <table:table-cell office:value-type="float" office:value="1.3304139724202317">
            <text:p>1.3304139724202317</text:p>
          </table:table-cell>
          <table:table-cell office:value-type="string" office:value="SolemEtal1997,CreelEtal2022">
            <text:p>SolemEtal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ua-873A">
            <text:p>Tua-873A</text:p>
          </table:table-cell>
          <table:table-cell office:value-type="float" office:value="63.4536">
            <text:p>63.4536</text:p>
          </table:table-cell>
          <table:table-cell office:value-type="float" office:value="8.56">
            <text:p>8.56</text:p>
          </table:table-cell>
          <table:table-cell office:value-type="float" office:value="7760.0">
            <text:p>7760.0</text:p>
          </table:table-cell>
          <table:table-cell office:value-type="float" office:value="95.0">
            <text:p>9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24.02">
            <text:p>24.02</text:p>
          </table:table-cell>
          <table:table-cell office:value-type="float" office:value="1.69">
            <text:p>1.69</text:p>
          </table:table-cell>
          <table:table-cell office:value-type="float" office:value="1.6927912331508752">
            <text:p>1.6927912331508752</text:p>
          </table:table-cell>
          <table:table-cell office:value-type="string" office:value="SolemSolem1997,CreelEtal2022">
            <text:p>SolemSolem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93">
            <text:p>T-4293</text:p>
          </table:table-cell>
          <table:table-cell office:value-type="float" office:value="63.77">
            <text:p>63.77</text:p>
          </table:table-cell>
          <table:table-cell office:value-type="float" office:value="8.8">
            <text:p>8.8</text:p>
          </table:table-cell>
          <table:table-cell office:value-type="float" office:value="5380.0">
            <text:p>5380.0</text:p>
          </table:table-cell>
          <table:table-cell office:value-type="float" office:value="80.0">
            <text:p>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14.5">
            <text:p>14.5</text:p>
          </table:table-cell>
          <table:table-cell office:value-type="float" office:value="1.66">
            <text:p>1.66</text:p>
          </table:table-cell>
          <table:table-cell office:value-type="float" office:value="1.65740037215588">
            <text:p>1.65740037215588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11488">
            <text:p>T-11488</text:p>
          </table:table-cell>
          <table:table-cell office:value-type="float" office:value="63.4354">
            <text:p>63.4354</text:p>
          </table:table-cell>
          <table:table-cell office:value-type="float" office:value="8.44">
            <text:p>8.44</text:p>
          </table:table-cell>
          <table:table-cell office:value-type="float" office:value="9545.0">
            <text:p>9545.0</text:p>
          </table:table-cell>
          <table:table-cell office:value-type="float" office:value="95.0">
            <text:p>95.0</text:p>
          </table:table-cell>
          <table:table-cell office:value-type="string" office:value="Lacustrine gyttja">
            <text:p>Lacustrine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37.01">
            <text:p>37.01</text:p>
          </table:table-cell>
          <table:table-cell office:value-type="float" office:value="1.73">
            <text:p>1.73</text:p>
          </table:table-cell>
          <table:table-cell office:value-type="float" office:value="1.7278340517694624">
            <text:p>1.7278340517694624</text:p>
          </table:table-cell>
          <table:table-cell office:value-type="string" office:value="SolemEtal1997,CreelEtal2022">
            <text:p>SolemEtal1997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321A">
            <text:p>T-4321A</text:p>
          </table:table-cell>
          <table:table-cell office:value-type="float" office:value="63.53">
            <text:p>63.53</text:p>
          </table:table-cell>
          <table:table-cell office:value-type="float" office:value="8.97">
            <text:p>8.97</text:p>
          </table:table-cell>
          <table:table-cell office:value-type="float" office:value="12210.0">
            <text:p>12210.0</text:p>
          </table:table-cell>
          <table:table-cell office:value-type="float" office:value="160.0">
            <text:p>16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93.83">
            <text:p>93.83</text:p>
          </table:table-cell>
          <table:table-cell office:value-type="float" office:value="1.4">
            <text:p>1.4</text:p>
          </table:table-cell>
          <table:table-cell office:value-type="float" office:value="1.4029949629597613">
            <text:p>1.4029949629597613</text:p>
          </table:table-cell>
          <table:table-cell office:value-type="string" office:value="Kjemperud1982,CreelEtal2022">
            <text:p>Kjemperud1982,CreelEtal2022</text:p>
          </table:table-cell>
        </table:table-row>
        <table:table-row>
          <table:table-cell office:value-type="string" office:value="Hitra">
            <text:p>Hitra</text:p>
          </table:table-cell>
          <table:table-cell office:value-type="string" office:value="radiocarbon">
            <text:p>radiocarbon</text:p>
          </table:table-cell>
          <table:table-cell office:value-type="string" office:value="T-4277">
            <text:p>T-4277</text:p>
          </table:table-cell>
          <table:table-cell office:value-type="float" office:value="63.53">
            <text:p>63.53</text:p>
          </table:table-cell>
          <table:table-cell office:value-type="float" office:value="8.98">
            <text:p>8.98</text:p>
          </table:table-cell>
          <table:table-cell office:value-type="float" office:value="9880.0">
            <text:p>9880.0</text:p>
          </table:table-cell>
          <table:table-cell office:value-type="float" office:value="180.0">
            <text:p>180.0</text:p>
          </table:table-cell>
          <table:table-cell office:value-type="string" office:value="not reported; assumed bulk sediment">
            <text:p>not reported; assumed bulk sedimen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75.52">
            <text:p>75.52</text:p>
          </table:table-cell>
          <table:table-cell office:value-type="float" office:value="1.79">
            <text:p>1.79</text:p>
          </table:table-cell>
          <table:table-cell office:value-type="float" office:value="1.794381017903311">
            <text:p>1.794381017903311</text:p>
          </table:table-cell>
          <table:table-cell office:value-type="string" office:value="Kjemperud1981,Kjemperud1981a,Kjemperud1986,CreelEtal2022">
            <text:p>Kjemperud1981,Kjemperud1981a,Kjemperud1986,CreelEtal202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